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2" style:family="paragraph" style:parent-style-name="Cabeçalho1">
      <style:paragraph-properties fo:margin-left="-0.203cm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3" style:family="paragraph" style:parent-style-name="Cabeçalho1">
      <style:paragraph-properties fo:text-align="center" style:justify-single-word="false"/>
    </style:style>
    <style:style style:name="P4" style:family="paragraph" style:parent-style-name="Cabeçalho1">
      <style:paragraph-properties fo:margin-right="-0.203cm" fo:text-align="end" style:justify-single-word="false"/>
    </style:style>
    <style:style style:name="P5" style:family="paragraph" style:parent-style-name="Standard">
      <style:text-properties style:font-name="Calibri" style:font-name-complex="Calibri"/>
    </style:style>
    <style:style style:name="P6" style:family="paragraph" style:parent-style-name="Standard">
      <style:text-properties style:font-name="Calibr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1.27cm" fo:text-align="justify" style:justify-single-word="false">
        <style:tab-stops/>
      </style:paragraph-properties>
      <style:text-properties style:font-name="Calibri" fo:font-size="16pt" fo:font-weight="bold" style:font-name-asian="Yu Mincho" style:font-size-asian="16pt" style:font-weight-asian="bold" style:font-name-complex="Calibri" style:font-size-complex="16pt" style:font-weight-complex="bold"/>
    </style:style>
    <style:style style:name="P8" style:family="paragraph" style:parent-style-name="Standard">
      <style:paragraph-properties fo:margin-left="1.27cm" fo:text-align="justify" style:justify-single-word="false">
        <style:tab-stops/>
      </style:paragraph-properties>
      <style:text-properties style:font-name="Calibri" fo:font-size="16pt" fo:language="en" fo:country="US" fo:font-weight="bold" style:font-name-asian="Yu Mincho" style:font-size-asian="16pt" style:font-weight-asian="bold" style:font-name-complex="Calibri" style:font-size-complex="16pt" style:font-weight-complex="bold"/>
    </style:style>
    <style:style style:name="P9" style:family="paragraph" style:parent-style-name="Standard">
      <style:text-properties style:font-name="Calibri" style:font-name-asian="Yu Mincho" style:font-name-complex="Calibri"/>
    </style:style>
    <style:style style:name="P10" style:family="paragraph" style:parent-style-name="Standard">
      <style:paragraph-properties fo:margin-left="1.27cm" fo:text-align="justify" style:justify-single-word="false">
        <style:tab-stops/>
      </style:paragraph-properties>
      <style:text-properties style:font-name="Calibri" style:font-name-asian="Yu Mincho" style:font-name-complex="Calibri"/>
    </style:style>
    <style:style style:name="P11" style:family="paragraph" style:parent-style-name="Standard">
      <style:paragraph-properties fo:margin-left="2.54cm" fo:text-align="justify" style:justify-single-word="false">
        <style:tab-stops/>
      </style:paragraph-properties>
      <style:text-properties style:font-name="Calibri" style:font-name-asian="Yu Mincho" style:font-name-complex="Calibri"/>
    </style:style>
    <style:style style:name="P12" style:family="paragraph" style:parent-style-name="Standard">
      <style:paragraph-properties fo:text-align="justify" style:justify-single-word="false"/>
      <style:text-properties style:font-name="Calibri" style:font-name-asian="Yu Mincho" style:font-name-complex="Calibri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size-asian="24pt" style:font-weight-asian="bold" style:font-name-complex="Calibri" style:font-size-complex="24pt" style:font-weight-complex="bold"/>
    </style:style>
    <style:style style:name="P14" style:family="paragraph" style:parent-style-name="Standard">
      <style:paragraph-properties fo:margin-left="1.27cm" fo:text-align="justify" style:justify-single-word="false">
        <style:tab-stops/>
      </style:paragraph-properties>
      <style:text-properties style:font-name="Calibri" fo:language="en" fo:country="US" style:font-name-asian="Yu Mincho" style:font-name-complex="Calibri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2.54cm" fo:text-align="justify" style:justify-single-word="false">
        <style:tab-stops/>
      </style:paragraph-properties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weight="bold" style:font-name-asian="Yu Mincho" style:font-weight-asian="bold" style:font-name-complex="Calibri" style:font-weight-complex="bold"/>
    </style:style>
    <style:style style:name="P18" style:family="paragraph" style:parent-style-name="Standard" style:list-style-name="L1">
      <style:text-properties style:font-name="Calibri" style:font-name-asian="Yu Mincho" style:font-name-complex="Calibri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Calibri" style:font-name-asian="Yu Mincho" style:font-name-complex="Calibri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Calibri" style:font-name-asian="Yu Mincho" style:font-name-complex="Calibri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Calibri" style:font-name-asian="Yu Mincho" style:font-name-complex="Calibri"/>
    </style:style>
    <style:style style:name="P22" style:family="paragraph" style:parent-style-name="Standard" style:list-style-name="L1">
      <style:text-properties style:font-name="Calibri" officeooo:rsid="00022bc8" officeooo:paragraph-rsid="00022bc8" style:font-name-asian="Yu Mincho" style:font-name-complex="Calibri"/>
    </style:style>
    <style:style style:name="P23" style:family="paragraph" style:parent-style-name="Standard" style:list-style-name="L6">
      <style:paragraph-properties fo:text-align="justify" style:justify-single-word="false"/>
      <style:text-properties style:font-name="Calibri" officeooo:rsid="0004192f" officeooo:paragraph-rsid="0004192f" style:font-name-asian="Yu Mincho" style:font-name-complex="Calibri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fo:font-size="16pt" fo:font-weight="bold" style:font-name-asian="Yu Mincho" style:font-size-asian="16pt" style:font-weight-asian="bold" style:font-name-complex="Calibri" style:font-size-complex="16pt" style:font-weight-complex="bold"/>
    </style:style>
    <style:style style:name="P25" style:family="paragraph" style:parent-style-name="Standard" style:list-style-name="L4">
      <style:paragraph-properties fo:text-align="justify" style:justify-single-word="false"/>
    </style:style>
    <style:style style:name="P26" style:family="paragraph" style:parent-style-name="Standard" style:list-style-name="L6">
      <style:paragraph-properties fo:text-align="justify" style:justify-single-word="false"/>
      <style:text-properties officeooo:paragraph-rsid="0004192f"/>
    </style:style>
    <style:style style:name="P27" style:family="paragraph" style:parent-style-name="Standard" style:list-style-name="L7">
      <style:paragraph-properties fo:text-align="justify" style:justify-single-word="false"/>
      <style:text-properties officeooo:paragraph-rsid="0004192f"/>
    </style:style>
    <style:style style:name="P28" style:family="paragraph" style:parent-style-name="Standard" style:list-style-name="L6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paragraph-rsid="0004192f" style:font-size-asian="16pt" style:font-weight-asian="bold" style:font-size-complex="16pt" style:font-weight-complex="bold"/>
    </style:style>
    <style:style style:name="T1" style:family="text">
      <style:text-properties style:font-name="Calibri" fo:font-size="16pt" fo:font-weight="bold" style:font-name-asian="Yu Mincho" style:font-size-asian="16pt" style:font-weight-asian="bold" style:font-name-complex="Calibri" style:font-size-complex="16pt" style:font-weight-complex="bold"/>
    </style:style>
    <style:style style:name="T2" style:family="text">
      <style:text-properties style:font-name="Calibri" fo:font-size="16pt" style:font-name-asian="Yu Mincho" style:font-size-asian="16pt" style:font-name-complex="Calibri" style:font-size-complex="16pt"/>
    </style:style>
    <style:style style:name="T3" style:family="text">
      <style:text-properties style:font-name="Calibri" style:font-name-asian="Yu Mincho" style:font-name-complex="Calibri"/>
    </style:style>
    <style:style style:name="T4" style:family="text">
      <style:text-properties style:font-name="Calibri" officeooo:rsid="0004192f" style:font-name-asian="Yu Mincho" style:font-name-complex="Calibri"/>
    </style:style>
    <style:style style:name="T5" style:family="text">
      <style:text-properties style:font-name="Segoe UI Emoji" style:font-name-asian="Segoe UI Emoji" style:font-name-complex="Segoe UI Emoji"/>
    </style:style>
    <style:style style:name="T6" style:family="text">
      <style:text-properties officeooo:rsid="00022bc8"/>
    </style:style>
    <style:style style:name="T7" style:family="text">
      <style:text-properties fo:font-size="16pt" fo:font-weight="bold" officeooo:rsid="0004192f" style:font-size-asian="16pt" style:font-weight-asian="bold" style:font-size-complex="16pt" style:font-weight-complex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.%2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.%3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.%4%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.%5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.%6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.%7%" style:num-pre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.%8%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.%9%" style:num-pre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)" style:num-suffix=".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cta <text:span text:style-name="T6">6</text:span>: Reunião com Orientadores</text:p>
      <text:p text:style-name="P5"/>
      <text:p text:style-name="P6">Membros presentes:</text:p>
      <text:list text:style-name="L1">
        <text:list-item>
          <text:p text:style-name="P18">José Silva</text:p>
        </text:list-item>
        <text:list-item>
          <text:p text:style-name="P18">João Vieira</text:p>
        </text:list-item>
        <text:list-item>
          <text:p text:style-name="P22">David</text:p>
        </text:list-item>
        <text:list-item>
          <text:p text:style-name="P18">Luís Diogo</text:p>
        </text:list-item>
      </text:list>
      <text:p text:style-name="P9"/>
      <text:p text:style-name="P13">Pontos Discutidos:</text:p>
      <text:p text:style-name="P15"/>
      <text:list xml:id="list1498593228" text:style-name="L6">
        <text:list-item>
          <text:p text:style-name="P28"><text:span text:style-name="T4">Refinar Diagramas de Arquitectura</text:span></text:p>
          <text:p text:style-name="P26"><text:span text:style-name="Strong_20_Emphasis"><text:span text:style-name="T4"/></text:span></text:p>
        </text:list-item>
      </text:list>
      <text:list text:style-name="L7">
        <text:list-item>
          <text:p text:style-name="P27"><text:span text:style-name="Strong_20_Emphasis">Diagrama de Contexto: </text:span>Fundir Business Owner + Business Vendor.</text:p>
        </text:list-item>
        <text:list-item>
          <text:p text:style-name="P27"><text:span text:style-name="Strong_20_Emphasis">Diagrama Arquitectura de Alto Nível: </text:span>Deitar fora e Refazer novo.</text:p>
        </text:list-item>
        <text:list-item>
          <text:p text:style-name="P27"><text:span text:style-name="Strong_20_Emphasis">Diagrama Use Case: </text:span>Editar nomes de ações (Ex.: “Mapa Interaction” ---&gt; “Aceder a Mapa Interactivo”).</text:p>
        </text:list-item>
        <text:list-item>
          <text:p text:style-name="P27"><text:span text:style-name="Strong_20_Emphasis">Diagrama Componentes: </text:span>Elaborar um pouco mais (módulo de sensores genéricos) e ajustar ligação Wearables para a API.</text:p>
        </text:list-item>
        <text:list-item>
          <text:p text:style-name="P27"><text:span text:style-name="Strong_20_Emphasis">Diagrama Data Flow: </text:span>Rever apenas.</text:p>
        </text:list-item>
        <text:list-item>
          <text:p text:style-name="P27"><text:span text:style-name="Strong_20_Emphasis">Diagrama de Sequencia: </text:span>Descartar (já temos diagramas suficientes segundo os Orientadores).</text:p>
        </text:list-item>
        <text:list-item>
          <text:p text:style-name="P27"><text:span text:style-name="Strong_20_Emphasis">Diagrama de Deployment: </text:span>Elaborar mais (“Falta muita coisa“).</text:p>
        </text:list-item>
        <text:list-item>
          <text:p text:style-name="P27"><text:span text:style-name="Strong_20_Emphasis">Diagrama de Arquitetura Geral: </text:span>Identificar o “Core” (Nadadores Salvadores) e a partir dai verificar o que outros user necessitam, como ligar, que modulos sao necessários etc…</text:p>
        </text:list-item>
      </text:list>
      <text:list text:continue-list="list1498593228" text:style-name="L6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Emoji" svg:font-family="'Segoe UI Emoj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styles>
    <draw:gradient draw:name="a0" draw:style="linear" draw:start-color="#9b9b9b" draw:end-color="#8e8e8e" draw:start-intensity="100%" draw:end-intensity="100%" draw:angle="0deg" draw:border="0%">
      <loext:gradient-stop svg:offset="0" loext:color-type="rgb" loext:color-value="#9b9b9b"/>
      <loext:gradient-stop svg:offset="1" loext:color-type="rgb" loext:color-value="#8e8e8e"/>
    </draw:gradient>
    <draw:gradient draw:name="a3" draw:style="linear" draw:start-color="#9b9b9b" draw:end-color="#8e8e8e" draw:start-intensity="100%" draw:end-intensity="100%" draw:angle="0deg" draw:border="0%">
      <loext:gradient-stop svg:offset="0" loext:color-type="rgb" loext:color-value="#9b9b9b"/>
      <loext:gradient-stop svg:offset="1" loext:color-type="rgb" loext:color-value="#8e8e8e"/>
    </draw:gradient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1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1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odapé1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2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2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3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3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arágrafo_20_da_20_Lista1" style:display-name="Parágrafo da Lista1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4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4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5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5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Cabeçalho6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Rodapé6" style:family="paragraph" style:parent-style-name="Norm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Tipo_20_de_20_letra_20_predefinido_20_do_20_parágrafo1" style:display-name="Tipo de letra predefinido do parágrafo1" style:family="text"/>
    <style:style style:name="Tipo_20_de_20_letra_20_predefinido_20_do_20_parágrafo10" style:display-name="Tipo de letra predefinido do parágrafo10" style:family="text"/>
    <style:style style:name="Tipo_20_de_20_letra_20_predefinido_20_do_20_parágrafo100" style:display-name="Tipo de letra predefinido do parágrafo100" style:family="text"/>
    <style:style style:name="Tipo_20_de_20_letra_20_predefinido_20_do_20_parágrafo1000" style:display-name="Tipo de letra predefinido do parágrafo1000" style:family="text"/>
    <style:style style:name="Tipo_20_de_20_letra_20_predefinido_20_do_20_parágrafo10000" style:display-name="Tipo de letra predefinido do parágrafo10000" style:family="text"/>
    <style:style style:name="Ênfase1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iperligação1" style:family="text" style:parent-style-name="Tipo_20_de_20_letra_20_predefinido_20_do_20_parágrafo10000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aráter" style:display-name="Rodapé Caráter" style:family="text" style:parent-style-name="Tipo_20_de_20_letra_20_predefinido_20_do_20_parágrafo10000"/>
    <style:style style:name="Cabeçalho_20_Caráter" style:display-name="Cabeçalho Caráter" style:family="text" style:parent-style-name="Tipo_20_de_20_letra_20_predefinido_20_do_20_parágrafo100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1" style:display-name="Rodapé Caráter1" style:family="text" style:parent-style-name="Tipo_20_de_20_letra_20_predefinido_20_do_20_parágrafo100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1" style:display-name="Cabeçalho Caráter1" style:family="text" style:parent-style-name="Tipo_20_de_20_letra_20_predefinido_20_do_20_parágrafo10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2" style:display-name="Rodapé Caráter2" style:family="text" style:parent-style-name="Tipo_20_de_20_letra_20_predefinido_20_do_20_parágrafo10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2" style:display-name="Cabeçalho Caráter2" style:family="text" style:parent-style-name="Tipo_20_de_20_letra_20_predefinido_20_do_20_parágrafo10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3" style:display-name="Rodapé Caráter3" style:family="text" style:parent-style-name="Tipo_20_de_20_letra_20_predefinido_20_do_20_parágrafo10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3" style:display-name="Cabeçalho Caráter3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4" style:display-name="Rodapé Caráter4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4" style:display-name="Cabeçalho Caráter4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5" style:display-name="Rodapé Caráter5" style:family="text" style:parent-style-name="Tipo_20_de_20_letra_20_predefinido_20_do_20_parágrafo1">
      <style:text-properties style:font-name-complex="Mangal" style:font-family-complex="Mangal" style:font-family-generic-complex="roman" style:font-pitch-complex="variable" style:font-size-complex="10.5pt"/>
    </style:style>
    <style:style style:name="Cabeçalho_20_Caráter5" style:display-name="Cabeçalho Caráter5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6" style:display-name="Rodapé Caráter6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986cm" fo:margin-left="0cm" table:align="left"/>
    </style:style>
    <style:style style:name="Tabela1.A" style:family="table-column">
      <style:table-column-properties style:column-width="5.662cm"/>
    </style:style>
    <style:style style:name="Tabela1.1" style:family="table-row">
      <style:table-row-properties style:min-row-height="0.529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MP2" style:family="paragraph" style:parent-style-name="Cabeçalho1">
      <style:paragraph-properties fo:margin-left="-0.203cm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3" style:family="paragraph" style:parent-style-name="Cabeçalho1">
      <style:paragraph-properties fo:text-align="center" style:justify-single-word="false"/>
    </style:style>
    <style:style style:name="MP4" style:family="paragraph" style:parent-style-name="Cabeçalho1">
      <style:paragraph-properties fo:margin-right="-0.203cm" fo:text-align="end" style:justify-single-word="false"/>
    </style:style>
    <style:style style:name="MT1" style:family="text">
      <style:text-properties officeooo:rsid="00022b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Universidade de Aveiro - PECI</text:p>
        <text:p text:style-name="MP1">Reunião Nº 6 - [<text:span text:style-name="MT1">18</text:span>/11/2024] – 18:00</text:p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title/>
    <meta:initial-creator>JPNV</meta:initial-creator>
    <meta:creation-date>2024-11-03T23:30:00Z</meta:creation-date>
    <dc:date>2024-11-27T02:51:09.263884218</dc:date>
    <meta:editing-cycles>10</meta:editing-cycles>
    <meta:editing-duration>PT4H44M23S</meta:editing-duration>
    <meta:document-statistic meta:table-count="1" meta:image-count="0" meta:object-count="0" meta:page-count="1" meta:paragraph-count="18" meta:word-count="146" meta:character-count="913" meta:non-whitespace-character-count="798"/>
    <meta:template xlink:type="simple" xlink:actuate="onRequest" xlink:title="" xlink:href="../../Transferências/Acta%20Reunião%2004_11_2024.odt/Normal"/>
  </office:meta>
</office:document-meta>
</file>